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0" style:base-cell-address="Sheet1.A4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]))&gt;0)" style:apply-style-name="ConditionalStyle_5f_9" style:base-cell-address="Sheet1.C1"/>
    </style:style>
    <style:style style:name="ce8" style:family="table-cell" style:parent-style-name="Default">
      <style:map style:condition="is-true-formula(LEN(TRIM([.C1]))&gt;0)" style:apply-style-name="ConditionalStyle_5f_9" style:base-cell-address="Sheet1.C1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]))&gt;0)" style:apply-style-name="ConditionalStyle_5f_9" style:base-cell-address="Sheet1.C1"/>
    </style:style>
    <style:style style:name="ce10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]))&gt;0)" style:apply-style-name="ConditionalStyle_5f_9" style:base-cell-address="Sheet1.C1"/>
    </style:style>
    <style:style style:name="ce11" style:family="table-cell" style:parent-style-name="Default">
      <style:map style:condition="is-true-formula(LEN(TRIM([.C1]))&gt;0)" style:apply-style-name="ConditionalStyle_5f_9" style:base-cell-address="Sheet1.C1"/>
    </style:style>
    <style:style style:name="ce12" style:family="table-cell" style:parent-style-name="Default">
      <style:map style:condition="is-true-formula(LEN(TRIM([.C1]))&gt;0)" style:apply-style-name="ConditionalStyle_5f_9" style:base-cell-address="Sheet1.C1"/>
    </style:style>
    <style:style style:name="ce1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Sheet1.N1"/>
    </style:style>
    <style:style style:name="ce15" style:family="table-cell" style:parent-style-name="Default">
      <style:map style:condition="cell-content()=1" style:apply-style-name="ConditionalStyle_5f_1" style:base-cell-address="Sheet1.N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Sheet1.N1"/>
    </style:style>
    <style:style style:name="ce1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Sheet1.N1"/>
    </style:style>
    <style:style style:name="ce18" style:family="table-cell" style:parent-style-name="Default">
      <style:table-cell-properties fo:background-color="#d9d2e9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Sheet1.S4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Sheet1.S4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]))&gt;0)" style:apply-style-name="ConditionalStyle_5f_5" style:base-cell-address="Sheet1.V1"/>
    </style:style>
    <style:style style:name="ce22" style:family="table-cell" style:parent-style-name="Default">
      <style:map style:condition="is-true-formula(LEN(TRIM([.V1]))&gt;0)" style:apply-style-name="ConditionalStyle_5f_5" style:base-cell-address="Sheet1.V1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]))&gt;0)" style:apply-style-name="ConditionalStyle_5f_5" style:base-cell-address="Sheet1.V1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]))&gt;0)" style:apply-style-name="ConditionalStyle_5f_5" style:base-cell-address="Sheet1.V1"/>
    </style:style>
    <style:style style:name="ce25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]))&gt;0)" style:apply-style-name="ConditionalStyle_5f_5" style:base-cell-address="Sheet1.V1"/>
    </style:style>
    <style:style style:name="ce26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]))&gt;0)" style:apply-style-name="ConditionalStyle_5f_5" style:base-cell-address="Sheet1.V1"/>
    </style:style>
    <style:style style:name="ce27" style:family="table-cell" style:parent-style-name="Default">
      <style:map style:condition="is-true-formula(LEN(TRIM([.V1]))&gt;0)" style:apply-style-name="ConditionalStyle_5f_5" style:base-cell-address="Sheet1.V1"/>
    </style:style>
    <style:style style:name="ce28" style:family="table-cell" style:parent-style-name="Default">
      <style:map style:condition="is-true-formula(LEN(TRIM([.V1]))&gt;0)" style:apply-style-name="ConditionalStyle_5f_5" style:base-cell-address="Sheet1.V1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5]))&gt;0)" style:apply-style-name="ConditionalStyle_5f_6" style:base-cell-address="Sheet1.V5"/>
    </style:style>
    <style:style style:name="ce30" style:family="table-cell" style:parent-style-name="Default">
      <style:map style:condition="is-true-formula(LEN(TRIM([.V5]))&gt;0)" style:apply-style-name="ConditionalStyle_5f_6" style:base-cell-address="Sheet1.V5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5]))&gt;0)" style:apply-style-name="ConditionalStyle_5f_6" style:base-cell-address="Sheet1.V5"/>
    </style:style>
    <style:style style:name="ce32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5]))&gt;0)" style:apply-style-name="ConditionalStyle_5f_6" style:base-cell-address="Sheet1.V5"/>
    </style:style>
    <style:style style:name="ce33" style:family="table-cell" style:parent-style-name="Default">
      <style:map style:condition="is-true-formula(LEN(TRIM([.V5]))&gt;0)" style:apply-style-name="ConditionalStyle_5f_6" style:base-cell-address="Sheet1.V5"/>
    </style:style>
    <style:style style:name="ce34" style:family="table-cell" style:parent-style-name="Default">
      <style:map style:condition="is-true-formula(LEN(TRIM([.V5]))&gt;0)" style:apply-style-name="ConditionalStyle_5f_6" style:base-cell-address="Sheet1.V5"/>
    </style:style>
    <style:style style:name="ce3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M1]))&gt;0)" style:apply-style-name="ConditionalStyle_5f_7" style:base-cell-address="Sheet1.AM1"/>
    </style:style>
    <style:style style:name="ce36" style:family="table-cell" style:parent-style-name="Default">
      <style:map style:condition="is-true-formula(LEN(TRIM([.AM1]))&gt;0)" style:apply-style-name="ConditionalStyle_5f_7" style:base-cell-address="Sheet1.AM1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M1]))&gt;0)" style:apply-style-name="ConditionalStyle_5f_7" style:base-cell-address="Sheet1.AM1"/>
    </style:style>
    <style:style style:name="ce38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M1]))&gt;0)" style:apply-style-name="ConditionalStyle_5f_7" style:base-cell-address="Sheet1.AM1"/>
    </style:style>
    <style:style style:name="ce39" style:family="table-cell" style:parent-style-name="Default">
      <style:map style:condition="is-true-formula(LEN(TRIM([.AM1]))&gt;0)" style:apply-style-name="ConditionalStyle_5f_7" style:base-cell-address="Sheet1.AM1"/>
    </style:style>
    <style:style style:name="ce40" style:family="table-cell" style:parent-style-name="Default">
      <style:map style:condition="is-true-formula(LEN(TRIM([.AM1]))&gt;0)" style:apply-style-name="ConditionalStyle_5f_7" style:base-cell-address="Sheet1.AM1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R1]))&gt;0)" style:apply-style-name="ConditionalStyle_5f_8" style:base-cell-address="Sheet1.AR1"/>
    </style:style>
    <style:style style:name="ce42" style:family="table-cell" style:parent-style-name="Default">
      <style:map style:condition="is-true-formula(LEN(TRIM([.AR1]))&gt;0)" style:apply-style-name="ConditionalStyle_5f_8" style:base-cell-address="Sheet1.AR1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R1]))&gt;0)" style:apply-style-name="ConditionalStyle_5f_8" style:base-cell-address="Sheet1.AR1"/>
    </style:style>
    <style:style style:name="ce44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R1]))&gt;0)" style:apply-style-name="ConditionalStyle_5f_8" style:base-cell-address="Sheet1.AR1"/>
    </style:style>
    <style:style style:name="ce45" style:family="table-cell" style:parent-style-name="Default">
      <style:map style:condition="is-true-formula(LEN(TRIM([.AR1]))&gt;0)" style:apply-style-name="ConditionalStyle_5f_8" style:base-cell-address="Sheet1.AR1"/>
    </style:style>
    <style:style style:name="ce46" style:family="table-cell" style:parent-style-name="Default">
      <style:map style:condition="is-true-formula(LEN(TRIM([.AR1]))&gt;0)" style:apply-style-name="ConditionalStyle_5f_8" style:base-cell-address="Sheet1.AR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elected</text:p>
          </table:table-cell>
          <table:table-cell table:style-name="ce4"/>
          <table:table-cell table:style-name="ce7" office:value-type="string" calcext:value-type="string" table:number-columns-spanned="10" table:number-rows-spanned="3">
            <text:p>Clock Option</text:p>
          </table:table-cell>
          <table:covered-table-cell table:number-columns-repeated="9" table:style-name="ce11"/>
          <table:table-cell table:style-name="ce4"/>
          <table:table-cell table:style-name="ce14" office:value-type="string" calcext:value-type="string" table:number-columns-spanned="1" table:number-rows-spanned="3">
            <text:p>CKSEL3</text:p>
          </table:table-cell>
          <table:table-cell table:style-name="ce14" office:value-type="string" calcext:value-type="string" table:number-columns-spanned="1" table:number-rows-spanned="3">
            <text:p>CKSEL2</text:p>
          </table:table-cell>
          <table:table-cell table:style-name="ce14" office:value-type="string" calcext:value-type="string" table:number-columns-spanned="1" table:number-rows-spanned="3">
            <text:p>CKSEL1</text:p>
          </table:table-cell>
          <table:table-cell table:style-name="ce14" office:value-type="string" calcext:value-type="string" table:number-columns-spanned="1" table:number-rows-spanned="3">
            <text:p>CKSEL0</text:p>
          </table:table-cell>
          <table:table-cell table:style-name="ce3"/>
          <table:table-cell table:style-name="ce18" office:value-type="string" calcext:value-type="string" table:number-columns-spanned="1" table:number-rows-spanned="3">
            <text:p>SUT1</text:p>
          </table:table-cell>
          <table:table-cell table:style-name="ce18" office:value-type="string" calcext:value-type="string" table:number-columns-spanned="1" table:number-rows-spanned="3">
            <text:p>SUT0</text:p>
          </table:table-cell>
          <table:table-cell table:style-name="ce3"/>
          <table:table-cell table:style-name="ce21" office:value-type="string" calcext:value-type="string" table:number-columns-spanned="3" table:number-rows-spanned="3">
            <text:p>MHz</text:p>
          </table:table-cell>
          <table:covered-table-cell table:number-columns-repeated="2" table:style-name="ce27"/>
          <table:table-cell table:style-name="ce3"/>
          <table:table-cell table:style-name="ce29" office:value-type="string" calcext:value-type="string" table:number-columns-spanned="12" table:number-rows-spanned="3">
            <text:p>Oscillator Source / Power Conditions</text:p>
          </table:table-cell>
          <table:covered-table-cell table:number-columns-repeated="11" table:style-name="ce33"/>
          <table:table-cell table:style-name="ce3"/>
          <table:table-cell table:style-name="ce35" office:value-type="string" calcext:value-type="string" table:number-columns-spanned="4" table:number-rows-spanned="3">
            <text:p>Start-up time from pwr down</text:p>
          </table:table-cell>
          <table:covered-table-cell table:number-columns-repeated="3" table:style-name="ce39"/>
          <table:table-cell table:style-name="ce3"/>
          <table:table-cell table:style-name="ce41" office:value-type="string" calcext:value-type="string" table:number-columns-spanned="5" table:number-rows-spanned="3">
            <text:p>Additional Delay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covered-table-cell/>
          <table:table-cell table:style-name="ce4"/>
          <table:covered-table-cell table:style-name="ce8"/>
          <table:covered-table-cell table:number-columns-repeated="9" table:style-name="ce12"/>
          <table:table-cell table:style-name="ce4"/>
          <table:covered-table-cell table:number-columns-repeated="4" table:style-name="ce15"/>
          <table:table-cell table:style-name="ce3"/>
          <table:covered-table-cell table:number-columns-repeated="2"/>
          <table:table-cell table:style-name="ce3"/>
          <table:covered-table-cell table:style-name="ce22"/>
          <table:covered-table-cell table:number-columns-repeated="2" table:style-name="ce28"/>
          <table:table-cell table:style-name="ce3"/>
          <table:covered-table-cell table:style-name="ce30"/>
          <table:covered-table-cell table:number-columns-repeated="11" table:style-name="ce34"/>
          <table:table-cell table:style-name="ce3"/>
          <table:covered-table-cell table:style-name="ce36"/>
          <table:covered-table-cell table:number-columns-repeated="3" table:style-name="ce40"/>
          <table:table-cell table:style-name="ce3"/>
          <table:covered-table-cell table:style-name="ce42"/>
          <table:covered-table-cell table:number-columns-repeated="4" table:style-name="ce46"/>
          <table:table-cell table:style-name="ce3" table:number-columns-repeated="49"/>
          <table:table-cell table:number-columns-repeated="927"/>
        </table:table-row>
        <table:table-row table:style-name="ro1">
          <table:covered-table-cell/>
          <table:table-cell table:style-name="ce4"/>
          <table:covered-table-cell table:style-name="ce8"/>
          <table:covered-table-cell table:number-columns-repeated="9" table:style-name="ce12"/>
          <table:table-cell table:style-name="ce4"/>
          <table:covered-table-cell table:number-columns-repeated="4" table:style-name="ce15"/>
          <table:table-cell table:style-name="ce3"/>
          <table:covered-table-cell table:number-columns-repeated="2"/>
          <table:table-cell table:style-name="ce3"/>
          <table:covered-table-cell table:style-name="ce22"/>
          <table:covered-table-cell table:number-columns-repeated="2" table:style-name="ce28"/>
          <table:table-cell table:style-name="ce3"/>
          <table:covered-table-cell table:style-name="ce30"/>
          <table:covered-table-cell table:number-columns-repeated="11" table:style-name="ce34"/>
          <table:table-cell table:style-name="ce3"/>
          <table:covered-table-cell table:style-name="ce36"/>
          <table:covered-table-cell table:number-columns-repeated="3" table:style-name="ce40"/>
          <table:table-cell table:style-name="ce3"/>
          <table:covered-table-cell table:style-name="ce42"/>
          <table:covered-table-cell table:number-columns-repeated="4" table:style-name="ce46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 table:number-columns-spanned="10" table:number-rows-spanned="1">
            <text:p>External Clock</text:p>
          </table:table-cell>
          <table:covered-table-cell table:number-columns-repeated="9" table:style-name="ce11"/>
          <table:table-cell table:style-name="ce5"/>
          <table:table-cell table:number-columns-repeated="4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0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5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4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Calibrated Internal RC Oscillator</text:p>
          </table:table-cell>
          <table:covered-table-cell table:number-columns-repeated="9" table:style-name="ce11"/>
          <table:table-cell table:style-name="ce5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5" office:value-type="string" calcext:value-type="string" table:number-columns-spanned="3" table:number-rows-spanned="1">
            <text:p>7.3 - 8.1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Internal 128kHz RC Oscillator</text:p>
          </table:table-cell>
          <table:covered-table-cell table:number-columns-repeated="9" table:style-name="ce11"/>
          <table:table-cell table:style-name="ce5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12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Fast rising power or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Fast rising power or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32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5"/>
          <table:table-cell table:number-columns-repeated="4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External Clock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0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Calibrated Internal RC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5" office:value-type="string" calcext:value-type="string" table:number-columns-spanned="3" table:number-rows-spanned="1">
            <text:p>7.3 - 8.1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Internal 128kHz RC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12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 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32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 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258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External Clock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0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Calibrated Internal RC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5" office:value-type="string" calcext:value-type="string" table:number-columns-spanned="3" table:number-rows-spanned="1">
            <text:p>7.3 - 8.1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Internal 128kHz RC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12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6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table frequency at start-up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 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Frequency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2.768kHz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Stable frequency at start-up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32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4 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0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13"/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3"/>
          <table:table-cell table:style-name="ce26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13"/>
          <table:table-cell table:style-name="ce32" office:value-type="string" calcext:value-type="string" table:number-columns-spanned="12" table:number-rows-spanned="1">
            <text:p>Ceramic resonator, BOD enabled</text:p>
          </table:table-cell>
          <table:covered-table-cell table:number-columns-repeated="11" table:style-name="ce33"/>
          <table:table-cell table:style-name="ce13"/>
          <table:table-cell table:style-name="ce38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13"/>
          <table:table-cell table:style-name="ce44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BOD enabl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0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13"/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3"/>
          <table:table-cell table:style-name="ce26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13"/>
          <table:table-cell table:style-name="ce32" office:value-type="string" calcext:value-type="string" table:number-columns-spanned="12" table:number-rows-spanned="1">
            <text:p>Ceramic resonator, BOD enabled</text:p>
          </table:table-cell>
          <table:covered-table-cell table:number-columns-repeated="11" table:style-name="ce33"/>
          <table:table-cell table:style-name="ce13"/>
          <table:table-cell table:style-name="ce38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13"/>
          <table:table-cell table:style-name="ce44" office:value-type="string" calcext:value-type="string" table:number-columns-spanned="5" table:number-rows-spanned="1">
            <text:p>14CK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5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Reserved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Reserved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Reserved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Reserved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Full Swing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2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4 - 0.9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0.9 - 3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3.0 - 8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eramic resonator, fast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4.1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>
          <table:table-cell table:style-name="ce2"/>
          <table:table-cell table:style-name="ce5"/>
          <table:table-cell table:style-name="ce9" office:value-type="string" calcext:value-type="string" table:number-columns-spanned="10" table:number-rows-spanned="1">
            <text:p>Low Power Crystal Oscillator</text:p>
          </table:table-cell>
          <table:covered-table-cell table:number-columns-repeated="9" table:style-name="ce11"/>
          <table:table-cell table:style-name="ce3"/>
          <table:table-cell table:number-columns-repeated="4" table:style-name="ce16" office:value-type="float" office:value="1" calcext:value-type="float">
            <text:p>1</text:p>
          </table:table-cell>
          <table:table-cell table:style-name="ce3"/>
          <table:table-cell table:number-columns-repeated="2" table:style-name="ce19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 table:number-columns-spanned="3" table:number-rows-spanned="1">
            <text:p>8.0 - 16.0</text:p>
          </table:table-cell>
          <table:covered-table-cell table:number-columns-repeated="2" table:style-name="ce27"/>
          <table:table-cell table:style-name="ce3"/>
          <table:table-cell table:style-name="ce31" office:value-type="string" calcext:value-type="string" table:number-columns-spanned="12" table:number-rows-spanned="1">
            <text:p>Crystal Oscillator, slowly rising power</text:p>
          </table:table-cell>
          <table:covered-table-cell table:number-columns-repeated="11" table:style-name="ce33"/>
          <table:table-cell table:style-name="ce3"/>
          <table:table-cell table:style-name="ce37" office:value-type="string" calcext:value-type="string" table:number-columns-spanned="4" table:number-rows-spanned="1">
            <text:p>16K CK</text:p>
          </table:table-cell>
          <table:covered-table-cell table:number-columns-repeated="3" table:style-name="ce39"/>
          <table:table-cell table:style-name="ce3"/>
          <table:table-cell table:style-name="ce43" office:value-type="string" calcext:value-type="string" table:number-columns-spanned="5" table:number-rows-spanned="1">
            <text:p>14CK + 65ms</text:p>
          </table:table-cell>
          <table:covered-table-cell table:number-columns-repeated="4" table:style-name="ce45"/>
          <table:table-cell table:style-name="ce3" table:number-columns-repeated="49"/>
          <table:table-cell table:number-columns-repeated="927"/>
        </table:table-row>
        <table:table-row table:style-name="ro1" table:number-rows-repeated="17">
          <table:table-cell table:style-name="ce3" table:number-columns-repeated="97"/>
          <table:table-cell table:number-columns-repeated="927"/>
        </table:table-row>
        <table:table-row table:style-name="ro2" table:number-rows-repeated="916">
          <table:table-cell table:style-name="ce3" table:number-columns-repeated="97"/>
          <table:table-cell table:number-columns-repeated="92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N1:Sheet1.Q67">
            <calcext:condition calcext:apply-style-name="ConditionalStyle_1" calcext:value="=1" calcext:base-cell-address="Sheet1.N1"/>
          </calcext:conditional-format>
          <calcext:conditional-format calcext:target-range-address="Sheet1.N1:Sheet1.Q67">
            <calcext:condition calcext:apply-style-name="ConditionalStyle_2" calcext:value="=0" calcext:base-cell-address="Sheet1.N1"/>
          </calcext:conditional-format>
          <calcext:conditional-format calcext:target-range-address="Sheet1.S4:Sheet1.T67">
            <calcext:condition calcext:apply-style-name="ConditionalStyle_3" calcext:value="=0" calcext:base-cell-address="Sheet1.S4"/>
          </calcext:conditional-format>
          <calcext:conditional-format calcext:target-range-address="Sheet1.S4:Sheet1.T67">
            <calcext:condition calcext:apply-style-name="ConditionalStyle_4" calcext:value="=1" calcext:base-cell-address="Sheet1.S4"/>
          </calcext:conditional-format>
          <calcext:conditional-format calcext:target-range-address="Sheet1.V1:Sheet1.X67">
            <calcext:condition calcext:apply-style-name="ConditionalStyle_5" calcext:value="formula-is(LEN(TRIM([.V1]))&gt;0)" calcext:base-cell-address="Sheet1.V1"/>
          </calcext:conditional-format>
          <calcext:conditional-format calcext:target-range-address="Sheet1.Z1:Sheet1.AK67 Sheet1.V5:Sheet1.V5">
            <calcext:condition calcext:apply-style-name="ConditionalStyle_6" calcext:value="formula-is(LEN(TRIM([.V5]))&gt;0)" calcext:base-cell-address="Sheet1.V5"/>
          </calcext:conditional-format>
          <calcext:conditional-format calcext:target-range-address="Sheet1.AM1:Sheet1.AP67">
            <calcext:condition calcext:apply-style-name="ConditionalStyle_7" calcext:value="formula-is(LEN(TRIM([.AM1]))&gt;0)" calcext:base-cell-address="Sheet1.AM1"/>
          </calcext:conditional-format>
          <calcext:conditional-format calcext:target-range-address="Sheet1.AR1:Sheet1.AV67">
            <calcext:condition calcext:apply-style-name="ConditionalStyle_8" calcext:value="formula-is(LEN(TRIM([.AR1]))&gt;0)" calcext:base-cell-address="Sheet1.AR1"/>
          </calcext:conditional-format>
          <calcext:conditional-format calcext:target-range-address="Sheet1.C1:Sheet1.L67">
            <calcext:condition calcext:apply-style-name="ConditionalStyle_9" calcext:value="formula-is(LEN(TRIM([.C1]))&gt;0)" calcext:base-cell-address="Sheet1.C1"/>
          </calcext:conditional-format>
          <calcext:conditional-format calcext:target-range-address="Sheet1.AR1:Sheet1.AV67">
            <calcext:condition calcext:apply-style-name="ConditionalStyle_8" calcext:value="formula-is(LEN(TRIM([.AR1]))&gt;0)" calcext:base-cell-address="Sheet1.AR1"/>
          </calcext:conditional-format>
          <calcext:conditional-format calcext:target-range-address="Sheet1.A4:Sheet1.A67">
            <calcext:condition calcext:apply-style-name="ConditionalStyle_10" calcext:value="=1" calcext:base-cell-address="Sheet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06666"/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b4a7d6"/>
    </style:style>
    <style:style style:name="ConditionalStyle_5f_4" style:display-name="ConditionalStyle_4" style:family="table-cell" style:parent-style-name="Default">
      <style:table-cell-properties fo:background-color="#8e7cc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  <style:style style:name="ConditionalStyle_5f_7" style:display-name="ConditionalStyle_7" style:family="table-cell" style:parent-style-name="Default">
      <style:table-cell-properties fo:background-color="#d9ead3"/>
    </style:style>
    <style:style style:name="ConditionalStyle_5f_8" style:display-name="ConditionalStyle_8" style:family="table-cell" style:parent-style-name="Default">
      <style:table-cell-properties fo:background-color="#d0e0e3"/>
    </style:style>
    <style:style style:name="ConditionalStyle_5f_9" style:display-name="ConditionalStyle_9" style:family="table-cell" style:parent-style-name="Default">
      <style:table-cell-properties fo:background-color="#cfe2f3"/>
    </style:style>
    <style:style style:name="ConditionalStyle_5f_10" style:display-name="ConditionalStyle_10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